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D050000L" svg:font-family="D050000L" style:font-pitch="variable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yuthi" fo:font-size="48pt" fo:font-weight="bold" style:font-size-asian="48pt" style:font-weight-asian="bold" style:font-size-complex="4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MeM’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D050000L" svg:font-family="D050000L" style:font-pitch="variable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23:56:44.347597650</meta:creation-date>
    <dc:date>2021-09-21T00:00:55.254670518</dc:date>
    <meta:editing-duration>PT4M15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1.4.2$Linux_X86_64 LibreOffice_project/10$Build-2</meta:generator>
  </office:meta>
</office:document-meta>
</file>